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8.134">
            <text:p>18.134</text:p>
          </table:table-cell>
          <table:table-cell office:value-type="float" office:value="1725">
            <text:p>1725</text:p>
          </table:table-cell>
          <table:table-cell office:value-type="float" office:value="529.3">
            <text:p>529.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8.357">
            <text:p>18.357</text:p>
          </table:table-cell>
          <table:table-cell office:value-type="float" office:value="2500">
            <text:p>2500</text:p>
          </table:table-cell>
          <table:table-cell office:value-type="float" office:value="500.708">
            <text:p>500.70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4">
            <text:p>94</text:p>
          </table:table-cell>
          <table:table-cell office:value-type="float" office:value="20.995">
            <text:p>20.995</text:p>
          </table:table-cell>
          <table:table-cell office:value-type="float" office:value="2500">
            <text:p>2500</text:p>
          </table:table-cell>
          <table:table-cell office:value-type="float" office:value="575.146">
            <text:p>575.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2">
            <text:p>102</text:p>
          </table:table-cell>
          <table:table-cell office:value-type="float" office:value="21.023">
            <text:p>21.023</text:p>
          </table:table-cell>
          <table:table-cell office:value-type="float" office:value="3461">
            <text:p>3461</text:p>
          </table:table-cell>
          <table:table-cell office:value-type="float" office:value="579.122">
            <text:p>579.122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94">
            <text:p>94</text:p>
          </table:table-cell>
          <table:table-cell office:value-type="float" office:value="22.091">
            <text:p>22.091</text:p>
          </table:table-cell>
          <table:table-cell office:value-type="float" office:value="4025">
            <text:p>4025</text:p>
          </table:table-cell>
          <table:table-cell office:value-type="float" office:value="633.277">
            <text:p>633.27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14">
            <text:p>114</text:p>
          </table:table-cell>
          <table:table-cell office:value-type="float" office:value="23.718">
            <text:p>23.718</text:p>
          </table:table-cell>
          <table:table-cell office:value-type="float" office:value="4025">
            <text:p>4025</text:p>
          </table:table-cell>
          <table:table-cell office:value-type="float" office:value="680.409">
            <text:p>680.40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23">
            <text:p>123</text:p>
          </table:table-cell>
          <table:table-cell office:value-type="float" office:value="25.153">
            <text:p>25.153</text:p>
          </table:table-cell>
          <table:table-cell office:value-type="float" office:value="4511">
            <text:p>4511</text:p>
          </table:table-cell>
          <table:table-cell office:value-type="float" office:value="721.889">
            <text:p>721.889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37">
            <text:p>137</text:p>
          </table:table-cell>
          <table:table-cell office:value-type="float" office:value="26.444">
            <text:p>26.444</text:p>
          </table:table-cell>
          <table:table-cell office:value-type="float" office:value="6262">
            <text:p>6262</text:p>
          </table:table-cell>
          <table:table-cell office:value-type="float" office:value="736.462">
            <text:p>736.462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43">
            <text:p>143</text:p>
          </table:table-cell>
          <table:table-cell office:value-type="float" office:value="27.878">
            <text:p>27.878</text:p>
          </table:table-cell>
          <table:table-cell office:value-type="float" office:value="6262">
            <text:p>6262</text:p>
          </table:table-cell>
          <table:table-cell office:value-type="float" office:value="754.343">
            <text:p>754.343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48">
            <text:p>148</text:p>
          </table:table-cell>
          <table:table-cell office:value-type="float" office:value="29.725">
            <text:p>29.725</text:p>
          </table:table-cell>
          <table:table-cell office:value-type="float" office:value="6262">
            <text:p>6262</text:p>
          </table:table-cell>
          <table:table-cell office:value-type="float" office:value="793.182">
            <text:p>793.182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83">
            <text:p>183</text:p>
          </table:table-cell>
          <table:table-cell office:value-type="float" office:value="32.042">
            <text:p>32.042</text:p>
          </table:table-cell>
          <table:table-cell office:value-type="float" office:value="13320">
            <text:p>13320</text:p>
          </table:table-cell>
          <table:table-cell office:value-type="float" office:value="859.361">
            <text:p>859.361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05">
            <text:p>205</text:p>
          </table:table-cell>
          <table:table-cell office:value-type="float" office:value="32.703">
            <text:p>32.703</text:p>
          </table:table-cell>
          <table:table-cell office:value-type="float" office:value="13320">
            <text:p>13320</text:p>
          </table:table-cell>
          <table:table-cell office:value-type="float" office:value="891.11">
            <text:p>891.11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81">
            <text:p>181</text:p>
          </table:table-cell>
          <table:table-cell office:value-type="float" office:value="34.637">
            <text:p>34.637</text:p>
          </table:table-cell>
          <table:table-cell office:value-type="float" office:value="13320">
            <text:p>13320</text:p>
          </table:table-cell>
          <table:table-cell office:value-type="float" office:value="917.16">
            <text:p>917.16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02">
            <text:p>202</text:p>
          </table:table-cell>
          <table:table-cell office:value-type="float" office:value="36.431">
            <text:p>36.431</text:p>
          </table:table-cell>
          <table:table-cell office:value-type="float" office:value="13320">
            <text:p>13320</text:p>
          </table:table-cell>
          <table:table-cell office:value-type="float" office:value="950.66">
            <text:p>950.66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9">
            <text:p>229</text:p>
          </table:table-cell>
          <table:table-cell office:value-type="float" office:value="38.695">
            <text:p>38.695</text:p>
          </table:table-cell>
          <table:table-cell office:value-type="float" office:value="13724">
            <text:p>13724</text:p>
          </table:table-cell>
          <table:table-cell office:value-type="float" office:value="995.084">
            <text:p>995.084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228">
            <text:p>228</text:p>
          </table:table-cell>
          <table:table-cell office:value-type="float" office:value="38.826">
            <text:p>38.826</text:p>
          </table:table-cell>
          <table:table-cell office:value-type="float" office:value="18320">
            <text:p>18320</text:p>
          </table:table-cell>
          <table:table-cell office:value-type="float" office:value="1003.456">
            <text:p>1003.456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251">
            <text:p>251</text:p>
          </table:table-cell>
          <table:table-cell office:value-type="float" office:value="41.239">
            <text:p>41.239</text:p>
          </table:table-cell>
          <table:table-cell office:value-type="float" office:value="18320">
            <text:p>18320</text:p>
          </table:table-cell>
          <table:table-cell office:value-type="float" office:value="1036.911">
            <text:p>1036.911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77">
            <text:p>277</text:p>
          </table:table-cell>
          <table:table-cell office:value-type="float" office:value="43.403">
            <text:p>43.403</text:p>
          </table:table-cell>
          <table:table-cell office:value-type="float" office:value="18320">
            <text:p>18320</text:p>
          </table:table-cell>
          <table:table-cell office:value-type="float" office:value="1084.23">
            <text:p>1084.23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290">
            <text:p>290</text:p>
          </table:table-cell>
          <table:table-cell office:value-type="float" office:value="46.286">
            <text:p>46.286</text:p>
          </table:table-cell>
          <table:table-cell office:value-type="float" office:value="24417">
            <text:p>24417</text:p>
          </table:table-cell>
          <table:table-cell office:value-type="float" office:value="1123.081">
            <text:p>1123.081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324">
            <text:p>324</text:p>
          </table:table-cell>
          <table:table-cell office:value-type="float" office:value="50.796">
            <text:p>50.796</text:p>
          </table:table-cell>
          <table:table-cell office:value-type="float" office:value="28257">
            <text:p>28257</text:p>
          </table:table-cell>
          <table:table-cell office:value-type="float" office:value="1188.205">
            <text:p>1188.205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26">
            <text:p>326</text:p>
          </table:table-cell>
          <table:table-cell office:value-type="float" office:value="52.251">
            <text:p>52.251</text:p>
          </table:table-cell>
          <table:table-cell office:value-type="float" office:value="45858">
            <text:p>45858</text:p>
          </table:table-cell>
          <table:table-cell office:value-type="float" office:value="1225.524">
            <text:p>1225.524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331">
            <text:p>331</text:p>
          </table:table-cell>
          <table:table-cell office:value-type="float" office:value="54.683">
            <text:p>54.683</text:p>
          </table:table-cell>
          <table:table-cell office:value-type="float" office:value="45858">
            <text:p>45858</text:p>
          </table:table-cell>
          <table:table-cell office:value-type="float" office:value="1289.183">
            <text:p>1289.183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353">
            <text:p>353</text:p>
          </table:table-cell>
          <table:table-cell office:value-type="float" office:value="54.569">
            <text:p>54.569</text:p>
          </table:table-cell>
          <table:table-cell office:value-type="float" office:value="83683">
            <text:p>83683</text:p>
          </table:table-cell>
          <table:table-cell office:value-type="float" office:value="1350.078">
            <text:p>1350.078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401">
            <text:p>401</text:p>
          </table:table-cell>
          <table:table-cell office:value-type="float" office:value="56.424">
            <text:p>56.424</text:p>
          </table:table-cell>
          <table:table-cell office:value-type="float" office:value="83683">
            <text:p>83683</text:p>
          </table:table-cell>
          <table:table-cell office:value-type="float" office:value="1390.819">
            <text:p>1390.819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396">
            <text:p>396</text:p>
          </table:table-cell>
          <table:table-cell office:value-type="float" office:value="60.288">
            <text:p>60.288</text:p>
          </table:table-cell>
          <table:table-cell office:value-type="float" office:value="83683">
            <text:p>83683</text:p>
          </table:table-cell>
          <table:table-cell office:value-type="float" office:value="1461.719">
            <text:p>1461.719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407">
            <text:p>407</text:p>
          </table:table-cell>
          <table:table-cell office:value-type="float" office:value="58.952">
            <text:p>58.952</text:p>
          </table:table-cell>
          <table:table-cell office:value-type="float" office:value="157840">
            <text:p>157840</text:p>
          </table:table-cell>
          <table:table-cell office:value-type="float" office:value="1520.172">
            <text:p>1520.172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435">
            <text:p>435</text:p>
          </table:table-cell>
          <table:table-cell office:value-type="float" office:value="61.604">
            <text:p>61.604</text:p>
          </table:table-cell>
          <table:table-cell office:value-type="float" office:value="157840">
            <text:p>157840</text:p>
          </table:table-cell>
          <table:table-cell office:value-type="float" office:value="1545.784">
            <text:p>1545.784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438">
            <text:p>438</text:p>
          </table:table-cell>
          <table:table-cell office:value-type="float" office:value="64.313">
            <text:p>64.313</text:p>
          </table:table-cell>
          <table:table-cell office:value-type="float" office:value="157840">
            <text:p>157840</text:p>
          </table:table-cell>
          <table:table-cell office:value-type="float" office:value="1600.327">
            <text:p>1600.327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536">
            <text:p>536</text:p>
          </table:table-cell>
          <table:table-cell office:value-type="float" office:value="68.437">
            <text:p>68.437</text:p>
          </table:table-cell>
          <table:table-cell office:value-type="float" office:value="185268">
            <text:p>185268</text:p>
          </table:table-cell>
          <table:table-cell office:value-type="float" office:value="1670.578">
            <text:p>1670.578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497">
            <text:p>497</text:p>
          </table:table-cell>
          <table:table-cell office:value-type="float" office:value="66.947">
            <text:p>66.947</text:p>
          </table:table-cell>
          <table:table-cell office:value-type="float" office:value="295171">
            <text:p>295171</text:p>
          </table:table-cell>
          <table:table-cell office:value-type="float" office:value="1693.152">
            <text:p>1693.152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523">
            <text:p>523</text:p>
          </table:table-cell>
          <table:table-cell office:value-type="float" office:value="70.527">
            <text:p>70.527</text:p>
          </table:table-cell>
          <table:table-cell office:value-type="float" office:value="295171">
            <text:p>295171</text:p>
          </table:table-cell>
          <table:table-cell office:value-type="float" office:value="1740.66">
            <text:p>1740.66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509">
            <text:p>509</text:p>
          </table:table-cell>
          <table:table-cell office:value-type="float" office:value="73.883">
            <text:p>73.883</text:p>
          </table:table-cell>
          <table:table-cell office:value-type="float" office:value="295171">
            <text:p>295171</text:p>
          </table:table-cell>
          <table:table-cell office:value-type="float" office:value="1810.27">
            <text:p>1810.27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574">
            <text:p>574</text:p>
          </table:table-cell>
          <table:table-cell office:value-type="float" office:value="74.916">
            <text:p>74.916</text:p>
          </table:table-cell>
          <table:table-cell office:value-type="float" office:value="556013">
            <text:p>556013</text:p>
          </table:table-cell>
          <table:table-cell office:value-type="float" office:value="1853.563">
            <text:p>1853.563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576">
            <text:p>576</text:p>
          </table:table-cell>
          <table:table-cell office:value-type="float" office:value="78.29">
            <text:p>78.29</text:p>
          </table:table-cell>
          <table:table-cell office:value-type="float" office:value="556013">
            <text:p>556013</text:p>
          </table:table-cell>
          <table:table-cell office:value-type="float" office:value="1867.022">
            <text:p>1867.022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569">
            <text:p>569</text:p>
          </table:table-cell>
          <table:table-cell office:value-type="float" office:value="80.246">
            <text:p>80.246</text:p>
          </table:table-cell>
          <table:table-cell office:value-type="float" office:value="556013">
            <text:p>556013</text:p>
          </table:table-cell>
          <table:table-cell office:value-type="float" office:value="1917.355">
            <text:p>1917.355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629">
            <text:p>629</text:p>
          </table:table-cell>
          <table:table-cell office:value-type="float" office:value="84.466">
            <text:p>84.466</text:p>
          </table:table-cell>
          <table:table-cell office:value-type="float" office:value="683523">
            <text:p>683523</text:p>
          </table:table-cell>
          <table:table-cell office:value-type="float" office:value="1995.767">
            <text:p>1995.767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661">
            <text:p>661</text:p>
          </table:table-cell>
          <table:table-cell office:value-type="float" office:value="91.555">
            <text:p>91.555</text:p>
          </table:table-cell>
          <table:table-cell office:value-type="float" office:value="683523">
            <text:p>683523</text:p>
          </table:table-cell>
          <table:table-cell office:value-type="float" office:value="2055.954">
            <text:p>2055.954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716">
            <text:p>716</text:p>
          </table:table-cell>
          <table:table-cell office:value-type="float" office:value="94.612">
            <text:p>94.612</text:p>
          </table:table-cell>
          <table:table-cell office:value-type="float" office:value="1310611">
            <text:p>1310611</text:p>
          </table:table-cell>
          <table:table-cell office:value-type="float" office:value="2146.398">
            <text:p>2146.398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08:52:2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4:01:09.82</meta:creation-date>
    <dc:date>2018-12-28T08:52:25.39</dc:date>
    <meta:editing-duration>PT3M9S</meta:editing-duration>
    <meta:editing-cycles>3</meta:editing-cycles>
    <meta:generator>OpenOffice/4.1.5$Win32 OpenOffice.org_project/415m1$Build-9789</meta:generator>
    <meta:document-statistic meta:table-count="3" meta:cell-count="228" meta:object-count="0"/>
  </office:meta>
</office:document-meta>
</file>